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219C2454C1F.jpg" manifest:media-type="image/jpeg"/>
  <manifest:file-entry manifest:full-path="Pictures/10000000000002120000011794C2076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k Mukta" svg:font-family="'Ek Mukta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25cm" svg:height="9.606cm" svg:x="1.65cm" svg:y="1.619cm">
          <draw:image xlink:href="Pictures/10000000000002120000011794C2076F.jpg" xlink:type="simple" xlink:show="embed" xlink:actuate="onLoad" draw:mime-type="image/jpeg">
            <text:p/>
          </draw:image>
        </draw:frame>
        <draw:frame draw:style-name="gr1" draw:text-style-name="P1" draw:layer="layout" svg:width="17.991cm" svg:height="14.207cm" svg:x="1.851cm" svg:y="12.082cm">
          <draw:image xlink:href="Pictures/10000000000002A800000219C2454C1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k Mukta" svg:font-family="'Ek Mukta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0:51:40.390566902</meta:creation-date>
    <dc:date>2024-08-30T10:55:55.477655091</dc:date>
    <meta:editing-duration>PT4M16S</meta:editing-duration>
    <meta:editing-cycles>1</meta:editing-cycles>
    <meta:document-statistic meta:object-count="2"/>
    <meta:generator>LibreOffice/24.2.5.1$Linux_X86_64 LibreOffice_project/420$Build-1</meta:generator>
  </office:meta>
</office:document-meta>
</file>